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 Neue" svg:font-family="'Helvetica Neue', Helvetica, Arial, 'Liberation Sans', Roboto, Noto, sans-serif"/>
    <style:font-face style:name="Mangal1" svg:font-family="Mangal"/>
    <style:font-face style:name="OpenSymbol" svg:font-family="OpenSymbol"/>
    <style:font-face style:name="Gill Sans MT1" svg:font-family="'Gill Sans MT'" style:font-family-generic="swiss"/>
    <style:font-face style:name="Helvetica Neue1" svg:font-family="'Helvetica Neue', Helvetica, Arial, 'Liberation Sans', Roboto, Noto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Georgia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24cm" table:align="right"/>
    </style:style>
    <style:style style:name="Table1.A" style:family="table-column">
      <style:table-column-properties style:column-width="19.024cm"/>
    </style:style>
    <style:style style:name="Table1.1" style:family="table-row">
      <style:table-row-properties style:min-row-height="8.678cm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8.838cm" fo:margin-left="0cm" fo:margin-right="-0.009cm" table:align="margins" style:may-break-between-rows="false"/>
    </style:style>
    <style:style style:name="Table2.A" style:family="table-column">
      <style:table-column-properties style:column-width="9.232cm" style:rel-column-width="32117*"/>
    </style:style>
    <style:style style:name="Table2.B" style:family="table-column">
      <style:table-column-properties style:column-width="9.606cm" style:rel-column-width="33418*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P3" style:family="paragraph" style:parent-style-name="Standard">
      <style:paragraph-properties fo:margin-left="0cm" fo:margin-right="0cm" fo:margin-top="0cm" fo:margin-bottom="0cm" fo:line-height="0.423cm" fo:text-align="justify" style:justify-single-word="false" fo:text-indent="0cm" style:auto-text-indent="false" fo:background-color="transparent">
        <style:background-image/>
      </style:paragraph-properties>
      <style:text-properties fo:color="#00000a" style:text-position="0% 0%" style:font-name="Gill Sans MT" fo:font-size="12pt" fo:letter-spacing="normal" fo:font-weight="bold" style:font-name-asian="Georgia" style:font-size-asian="12pt" style:font-weight-asian="bold" style:font-name-complex="Georgia"/>
    </style:style>
    <style:style style:name="P4" style:family="paragraph" style:parent-style-name="Standard">
      <style:paragraph-properties fo:margin-left="0cm" fo:margin-right="0cm" fo:margin-top="0.009cm" fo:margin-bottom="0cm" fo:line-height="0.423cm" fo:text-align="start" style:justify-single-word="false" fo:text-indent="0cm" style:auto-text-indent="false"/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P5" style:family="paragraph" style:parent-style-name="Standard">
      <style:paragraph-properties fo:margin-left="0cm" fo:margin-right="0cm" fo:margin-top="0.012cm" fo:margin-bottom="0cm" fo:line-height="0.423cm" fo:text-align="start" style:justify-single-word="false" fo:text-indent="0cm" style:auto-text-indent="false"/>
      <style:text-properties fo:color="#00000a" style:text-position="0% 0%" style:font-name="Gill Sans MT" fo:font-size="12pt" fo:letter-spacing="normal" fo:font-weight="bold" style:font-name-asian="Georgia" style:font-size-asian="12pt" style:font-weight-asian="bold" style:font-name-complex="Georgia"/>
    </style:style>
    <style:style style:name="P6" style:family="paragraph" style:parent-style-name="Standard">
      <style:paragraph-properties fo:margin-left="0cm" fo:margin-right="0cm" fo:margin-top="0.012cm" fo:margin-bottom="0cm" fo:line-height="0.423cm" fo:text-align="start" style:justify-single-word="false" fo:text-indent="0cm" style:auto-text-indent="false"/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P7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-3.81cm" style:auto-text-indent="false"/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P8" style:family="paragraph" style:parent-style-name="Standard">
      <style:paragraph-properties fo:margin-left="3.986cm" fo:margin-right="0.21cm" fo:margin-top="0cm" fo:margin-bottom="0cm" fo:line-height="0.423cm" fo:text-align="start" style:justify-single-word="false" fo:text-indent="-3.81cm" style:auto-text-indent="false"/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P9" style:family="paragraph" style:parent-style-name="Standard">
      <style:paragraph-properties fo:margin-left="3.986cm" fo:margin-right="0.21cm" fo:margin-top="0cm" fo:margin-bottom="0cm" fo:line-height="0.423cm" fo:text-align="start" style:justify-single-word="false" fo:text-indent="-3.81cm" style:auto-text-indent="false"/>
      <style:text-properties style:font-name="Gill Sans MT"/>
    </style:style>
    <style:style style:name="P10" style:family="paragraph" style:parent-style-name="Standard">
      <style:paragraph-properties fo:margin-left="4.022cm" fo:margin-right="0.203cm" fo:margin-top="0cm" fo:margin-bottom="0cm" fo:line-height="0.423cm" fo:text-align="justify" style:justify-single-word="false" fo:text-indent="-3.81cm" style:auto-text-indent="false"/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P11" style:family="paragraph" style:parent-style-name="Standard" style:master-page-name="">
      <style:paragraph-properties fo:margin-left="0.049cm" fo:margin-right="-0.82cm" fo:margin-top="0cm" fo:margin-bottom="0cm" fo:line-height="100%" fo:text-align="center" style:justify-single-word="false" fo:text-indent="0.079cm" style:auto-text-indent="false" style:page-number="auto">
        <style:tab-stops>
          <style:tab-stop style:position="9.065cm"/>
        </style:tab-stops>
      </style:paragraph-properties>
      <style:text-properties style:font-name="Gill Sans MT"/>
    </style:style>
    <style:style style:name="P12" style:family="paragraph" style:parent-style-name="Standard">
      <style:paragraph-properties fo:margin-left="0.049cm" fo:margin-right="-0.82cm" fo:margin-top="0cm" fo:margin-bottom="0cm" fo:line-height="100%" fo:text-align="center" style:justify-single-word="false" fo:text-indent="0.079cm" style:auto-text-indent="false">
        <style:tab-stops>
          <style:tab-stop style:position="9.065cm"/>
        </style:tab-stops>
      </style:paragraph-properties>
      <style:text-properties fo:color="#00000a" style:text-position="0% 100%" style:font-name="Gill Sans MT" fo:font-size="12pt" fo:letter-spacing="normal" style:text-underline-style="none" fo:font-weight="normal" fo:background-color="transparent" style:font-name-asian="Georgia" style:font-size-asian="12pt" style:font-weight-asian="normal" style:font-name-complex="Georgia" style:font-weight-complex="normal"/>
    </style:style>
    <style:style style:name="P13" style:family="paragraph" style:parent-style-name="Standard">
      <style:paragraph-properties fo:margin-left="0.049cm" fo:margin-right="-0.82cm" fo:margin-top="0cm" fo:margin-bottom="0cm" fo:line-height="100%" fo:text-align="center" style:justify-single-word="false" fo:text-indent="0.079cm" style:auto-text-indent="false">
        <style:tab-stops>
          <style:tab-stop style:position="9.065cm"/>
        </style:tab-stops>
      </style:paragraph-properties>
      <style:text-properties fo:color="#00000a" style:text-position="0% 0%" style:font-name="Gill Sans MT" fo:font-size="11pt" fo:letter-spacing="normal" style:text-underline-style="none" fo:font-weight="normal" style:font-name-asian="Georgia" style:font-size-asian="11pt" style:font-weight-asian="normal" style:font-name-complex="Georgia" style:font-size-complex="11pt" style:font-weight-complex="normal"/>
    </style:style>
    <style:style style:name="P14" style:family="paragraph" style:parent-style-name="Standard">
      <style:paragraph-properties fo:margin-left="0.176cm" fo:margin-right="0cm" fo:margin-top="0cm" fo:margin-bottom="0cm" fo:line-height="0.423cm" fo:text-align="justify" style:justify-single-word="false" fo:text-indent="0cm" style:auto-text-indent="false"/>
      <style:text-properties fo:color="#00000a" style:text-position="0% 0%" style:font-name="Gill Sans MT" fo:font-size="12pt" fo:letter-spacing="normal" fo:font-weight="bold" style:font-name-asian="Georgia" style:font-size-asian="12pt" style:font-weight-asian="bold" style:font-name-complex="Georgia"/>
    </style:style>
    <style:style style:name="P15" style:family="paragraph" style:parent-style-name="Standard">
      <style:paragraph-properties fo:margin-left="0.176cm" fo:margin-right="0cm" fo:margin-top="0cm" fo:margin-bottom="0cm" fo:line-height="0.423cm" fo:text-align="justify" style:justify-single-word="false" fo:text-indent="0cm" style:auto-text-indent="false" fo:background-color="transparent">
        <style:background-image/>
      </style:paragraph-properties>
      <style:text-properties fo:color="#00000a" style:text-position="0% 0%" style:font-name="Gill Sans MT" fo:font-size="12pt" fo:letter-spacing="normal" fo:font-weight="bold" style:font-name-asian="Georgia" style:font-size-asian="12pt" style:font-weight-asian="bold" style:font-name-complex="Georgia"/>
    </style:style>
    <style:style style:name="P16" style:family="paragraph" style:parent-style-name="Standard">
      <style:paragraph-properties fo:margin-left="3.986cm" fo:margin-right="0.203cm" fo:margin-top="0cm" fo:margin-bottom="0cm" fo:line-height="0.423cm" fo:text-align="start" style:justify-single-word="false" fo:text-indent="-3.81cm" style:auto-text-indent="false"/>
      <style:text-properties fo:color="#00000a" style:text-position="0% 0%" style:font-name="Gill Sans MT" fo:font-size="12pt" fo:letter-spacing="normal" fo:font-weight="bold" style:font-name-asian="Georgia" style:font-size-asian="12pt" style:font-weight-asian="bold" style:font-name-complex="Georgia"/>
    </style:style>
    <style:style style:name="P17" style:family="paragraph" style:parent-style-name="Standard">
      <style:paragraph-properties fo:margin-left="4.022cm" fo:margin-right="0.205cm" fo:margin-top="0cm" fo:margin-bottom="0cm" fo:line-height="0.423cm" fo:text-align="start" style:justify-single-word="false" fo:text-indent="-3.81cm" style:auto-text-indent="false"/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P18" style:family="paragraph" style:parent-style-name="Standard" style:master-page-name="">
      <style:paragraph-properties fo:margin-left="4.18cm" fo:margin-right="0cm" fo:margin-top="0cm" fo:margin-bottom="0cm" fo:line-height="100%" fo:text-align="start" style:justify-single-word="false" fo:text-indent="-3.942cm" style:auto-text-indent="false" style:page-number="auto" style:shadow="none"/>
      <style:text-properties style:font-name="Gill Sans MT"/>
    </style:style>
    <style:style style:name="P19" style:family="paragraph" style:parent-style-name="Standard" style:master-page-name="">
      <style:paragraph-properties fo:margin-left="4.101cm" fo:margin-right="0.203cm" fo:margin-top="0cm" fo:margin-bottom="0cm" fo:line-height="0.423cm" fo:text-align="start" style:justify-single-word="false" fo:text-indent="-3.942cm" style:auto-text-indent="false" style:page-number="auto"/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P20" style:family="paragraph" style:parent-style-name="Standard" style:master-page-name="">
      <style:paragraph-properties fo:margin-left="4.154cm" fo:margin-right="0cm" fo:margin-top="0cm" fo:margin-bottom="0cm" fo:line-height="100%" fo:text-align="start" style:justify-single-word="false" fo:text-indent="-3.995cm" style:auto-text-indent="false" style:page-number="auto" style:shadow="none"/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P21" style:family="paragraph" style:parent-style-name="Standard">
      <style:paragraph-properties fo:margin-left="0.176cm" fo:margin-right="0.21cm" fo:margin-top="0.205cm" fo:margin-bottom="0.205cm" fo:line-height="115%" fo:text-align="justify" style:justify-single-word="false" fo:text-indent="0cm" style:auto-text-indent="false"/>
    </style:style>
    <style:style style:name="P22" style:family="paragraph" style:parent-style-name="Standard">
      <style:paragraph-properties fo:margin-left="0.176cm" fo:margin-right="0.21cm" fo:margin-top="0cm" fo:margin-bottom="0cm" fo:line-height="0.487cm" fo:text-align="center" style:justify-single-word="false" fo:text-indent="0cm" style:auto-text-indent="false"/>
      <style:text-properties fo:color="#00000a" style:text-position="0% 0%" style:font-name="Gill Sans MT" fo:font-size="12pt" fo:letter-spacing="normal" fo:font-weight="bold" style:font-name-asian="Georgia" style:font-size-asian="12pt" style:font-weight-asian="bold" style:font-name-complex="Georgia"/>
    </style:style>
    <style:style style:name="P23" style:family="paragraph" style:parent-style-name="Standard">
      <style:paragraph-properties fo:margin-left="0.176cm" fo:margin-right="0.21cm" fo:margin-top="0.102cm" fo:margin-bottom="0.102cm" fo:line-height="0.487cm" fo:text-align="center" style:justify-single-word="false" fo:text-indent="0cm" style:auto-text-indent="false"/>
      <style:text-properties fo:color="#00000a" style:text-position="0% 0%" style:font-name="Gill Sans MT" fo:font-size="12pt" fo:letter-spacing="normal" fo:font-weight="bold" style:font-name-asian="Georgia" style:font-size-asian="12pt" style:font-weight-asian="bold" style:font-name-complex="Georgia"/>
    </style:style>
    <style:style style:name="P24" style:family="paragraph" style:parent-style-name="Standard">
      <style:paragraph-properties fo:margin-left="0cm" fo:margin-right="0.21cm" fo:margin-top="0cm" fo:margin-bottom="0cm" fo:line-height="0.487cm" fo:text-align="start" style:justify-single-word="false" fo:text-indent="0cm" style:auto-text-indent="false"/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P25" style:family="paragraph" style:parent-style-name="Standard" style:list-style-name="L1">
      <style:paragraph-properties fo:margin-top="0cm" fo:margin-bottom="0cm" fo:line-height="115%" fo:text-align="start" style:justify-single-word="false"/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P26" style:family="paragraph" style:parent-style-name="Standard" style:list-style-name="L2">
      <style:paragraph-properties fo:margin-top="0cm" fo:margin-bottom="0cm" fo:line-height="115%" fo:text-align="start" style:justify-single-word="false"/>
    </style:style>
    <style:style style:name="P27" style:family="paragraph" style:parent-style-name="Standard" style:list-style-name="L1">
      <style:paragraph-properties fo:margin-left="0.176cm" fo:margin-right="0.21cm" fo:margin-top="0cm" fo:margin-bottom="0cm" fo:line-height="115%" fo:text-align="start" style:justify-single-word="false" fo:text-indent="0cm" style:auto-text-indent="false"/>
      <style:text-properties fo:color="#00000a" style:text-position="0% 0%" style:font-name="Gill Sans MT" fo:font-size="12pt" fo:letter-spacing="normal" fo:font-weight="normal" style:font-name-asian="Georgia" style:font-size-asian="12pt" style:font-weight-asian="normal" style:font-name-complex="Georgia" style:font-weight-complex="normal"/>
    </style:style>
    <style:style style:name="P28" style:family="paragraph" style:parent-style-name="Standard" style:list-style-name="L2">
      <style:paragraph-properties fo:margin-top="0.205cm" fo:margin-bottom="0.205cm" fo:line-height="115%" fo:text-align="start" style:justify-single-word="false"/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T1" style:family="text">
      <style:text-properties fo:color="#00000a" style:text-position="0% 100%" fo:font-size="12pt" fo:letter-spacing="normal" style:text-underline-style="none" fo:font-weight="bold" fo:background-color="transparent" style:font-name-asian="Georgia" style:font-size-asian="12pt" style:font-weight-asian="bold" style:font-name-complex="Georgia" style:font-weight-complex="bold"/>
    </style:style>
    <style:style style:name="T2" style:family="text">
      <style:text-properties fo:color="#00000a" style:text-position="0% 0%" fo:font-size="12pt" fo:letter-spacing="normal" style:font-name-asian="Georgia" style:font-size-asian="12pt" style:font-name-complex="Georgia"/>
    </style:style>
    <style:style style:name="T3" style:family="text">
      <style:text-properties fo:color="#00000a" style:text-position="0% 0%" fo:font-size="12pt" fo:letter-spacing="normal" style:text-underline-style="none" fo:font-weight="normal" style:font-name-asian="Georgia" style:font-size-asian="12pt" style:font-weight-asian="normal" style:font-name-complex="Georgia" style:font-weight-complex="normal"/>
    </style:style>
    <style:style style:name="T4" style:family="text">
      <style:text-properties fo:color="#00000a" style:text-position="0% 0%" fo:font-size="12pt" fo:letter-spacing="0.016cm" style:text-underline-style="none" fo:font-weight="normal" style:font-name-asian="Georgia" style:font-size-asian="12pt" style:font-weight-asian="normal" style:font-name-complex="Georgia" style:font-size-complex="13pt" style:font-weight-complex="normal"/>
    </style:style>
    <style:style style:name="T5" style:family="text">
      <style:text-properties fo:color="#00000a" style:text-position="0% 0%" fo:font-size="12pt" fo:letter-spacing="-0.028cm" style:font-name-asian="Georgia" style:font-size-asian="12pt" style:font-name-complex="Georgia"/>
    </style:style>
    <style:style style:name="T6" style:family="text">
      <style:text-properties fo:color="#00000a" style:text-position="0% 0%" fo:font-size="12pt" fo:letter-spacing="-0.018cm" style:font-name-asian="Georgia" style:font-size-asian="12pt" style:font-name-complex="Georgia"/>
    </style:style>
    <style:style style:name="T7" style:family="text">
      <style:text-properties fo:color="#00000a" style:text-position="0% 0%" style:font-name="Gill Sans MT" fo:font-size="12pt" fo:letter-spacing="normal" style:font-name-asian="Georgia" style:font-size-asian="12pt" style:font-name-complex="Georgia"/>
    </style:style>
    <style:style style:name="T8" style:family="text">
      <style:text-properties fo:color="#00000a" style:text-position="0% 0%" style:font-name="Gill Sans MT" fo:font-size="12pt" fo:letter-spacing="normal" fo:font-weight="bold" style:font-name-asian="Georgia" style:font-size-asian="12pt" style:font-weight-asian="bold" style:font-name-complex="Georgia" style:font-weight-complex="bold"/>
    </style:style>
    <style:style style:name="T9" style:family="text">
      <style:text-properties fo:color="#00000a" style:text-position="0% 0%" fo:font-size="13pt" fo:letter-spacing="normal" fo:font-weight="bold" style:font-name-asian="Georgia" style:font-size-asian="13pt" style:font-weight-asian="bold" style:font-name-complex="Georgia" style:font-size-complex="13pt"/>
    </style:style>
    <style:style style:name="T10" style:family="text">
      <style:text-properties fo:font-variant="normal" fo:text-transform="none" fo:color="#000000" style:text-position="0% 0%" style:font-name="Helvetica Neue" fo:font-size="10.5pt" fo:letter-spacing="normal" fo:font-style="normal" fo:font-weight="normal" style:font-name-asian="Georgia" style:font-size-asian="12pt" style:font-name-complex="Georgia"/>
    </style:style>
    <style:style style:name="T11" style:family="text">
      <style:text-properties fo:font-variant="normal" fo:text-transform="none" fo:color="#000000" style:text-position="0% 0%" style:font-name="Helvetica Neue" fo:font-size="10.5pt" fo:letter-spacing="normal" fo:font-style="normal" fo:font-weight="normal" style:font-name-asian="Georgia" style:font-size-asian="12pt" style:font-style-asian="normal" style:font-name-complex="Georgia" style:font-style-complex="normal"/>
    </style:style>
    <style:style style:name="T12" style:family="text">
      <style:text-properties fo:font-variant="normal" fo:text-transform="none" fo:color="#000000" style:text-position="0% 0%" style:font-name="Helvetica Neue" fo:font-size="10.5pt" fo:letter-spacing="normal" fo:font-style="italic" fo:font-weight="normal" style:font-name-asian="Georgia" style:font-size-asian="12pt" style:font-style-asian="italic" style:font-name-complex="Georgia" style:font-style-complex="italic"/>
    </style:style>
    <style:style style:name="T13" style:family="text">
      <style:text-properties fo:font-variant="normal" fo:text-transform="none" fo:color="#000000" style:text-position="0% 0%" style:font-name="Helvetica Neue1" fo:font-size="10.5pt" fo:letter-spacing="normal" fo:font-style="normal" fo:font-weight="normal" style:font-name-asian="Georgia" style:font-size-asian="12pt" style:font-name-complex="Georgia"/>
    </style:style>
    <style:style style:name="T14" style:family="text">
      <style:text-properties fo:font-variant="normal" fo:text-transform="none" fo:color="#00000a" style:text-position="0% 0%" style:font-name="Helvetica Neue1" fo:font-size="12pt" fo:letter-spacing="normal" fo:font-style="normal" fo:font-weight="normal" style:font-name-asian="Georgia" style:font-size-asian="12pt" style:font-weight-asian="normal" style:font-name-complex="Georgia" style:font-weight-complex="normal"/>
    </style:style>
    <style:style style:name="T15" style:family="text">
      <style:text-properties style:font-name="Gill Sans MT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1cm" fo:text-indent="-0.635cm" fo:margin-left="2.0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16cm" fo:text-indent="-0.635cm" fo:margin-left="2.71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1cm" fo:text-indent="-0.635cm" fo:margin-left="3.35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86cm" fo:text-indent="-0.635cm" fo:margin-left="3.98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1cm" fo:text-indent="-0.635cm" fo:margin-left="4.62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56cm" fo:text-indent="-0.635cm" fo:margin-left="5.25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1cm" fo:text-indent="-0.635cm" fo:margin-left="5.89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26cm" fo:text-indent="-0.635cm" fo:margin-left="6.52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1cm" fo:text-indent="-0.635cm" fo:margin-left="7.16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9">Thomas M. Maestas</text:span><text:span text:style-name="T4"> </text:span><text:span text:style-name="T3"><text:line-break/></text:span><text:a xlink:type="simple" xlink:href="http://www.thomasmaestas.net/" text:style-name="Internet_20_link" text:visited-style-name="Visited_20_Internet_20_Link"><text:span text:style-name="T1">www.thomasmaestas.net</text:span></text:a></text:p>
      <text:p text:style-name="P12">thomas.maestas@hotmail.com</text:p>
      <text:p text:style-name="P13"><text:s/>505.508.7707 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3">App Developer </text:p>
                  <text:p text:style-name="P21"><text:span text:style-name="T10">I have 6 years professional experience in front-end web-app design and development from scratch through proof-of-concept stage. This includes oversight of workflow automation, pre-processing and testing : An example is Webpack, </text:span><text:span text:style-name="T11">React-Materialize with API data flow and real-time web data visualization</text:span><text:span text:style-name="T10">. This includes</text:span><text:span text:style-name="T14"> public and private data access, wrangling, and real-time linear regression <text:s/>to graphing output on websites.</text:span><text:span text:style-name="T13"> I</text:span><text:span text:style-name="T10"> focus on JavaScript </text:span><text:span text:style-name="T12">data driven documents </text:span><text:span text:style-name="T10">(D3js), yet <text:s/>I love to learn new techniques from my colleagues. In sum, I aim to join a great team of developers with a big vision. <text:s text:c="3"/></text:span></text:p>
                </table:table-cell>
                <table:table-cell table:style-name="Table2.A1" office:value-type="string">
                  <text:p text:style-name="P23">Web-App Development Skills<text:line-break/></text:p>
                  <text:list xml:id="list4119348763553527368" text:style-name="L1">
                    <text:list-item>
                      <text:p text:style-name="P25"><text:span text:style-name="T20">Front-End: </text:span><text:span text:style-name="T21">D3js, Bootstrap,</text:span> Gulp, <text:s/>Webpack, Babel, React, SASS, CSS3, Django, Node.js</text:p>
                    </text:list-item>
                    <text:list-item>
                      <text:p text:style-name="P25"><text:span text:style-name="T19">Back-End:</text:span><text:span text:style-name="T18"> </text:span>iOS, Win &amp; UNIX BASH, Git version, JS unit testing, MongoDB, SQL, Angular</text:p>
                    </text:list-item>
                    <text:list-item>
                      <text:p text:style-name="P25"><text:span text:style-name="T16">Blockchain tools</text:span><text:span text:style-name="T17">: Solidity, Metamask, GETH</text:span></text:p>
                      <text:p text:style-name="P27"/>
                    </text:list-item>
                  </text:list>
                  <text:p text:style-name="P22">Data Analysis and Visualization</text:p>
                  <text:list xml:id="list867449860519511883" text:style-name="L2">
                    <text:list-item>
                      <text:p text:style-name="P28"><text:span text:style-name="T16">Data:</text:span><text:span text:style-name="T17"> <text:s/>Plot.ly, </text:span><text:s/>Python 2.7-3.6, <text:s/>SPSS, Stata, R </text:p>
                    </text:list-item>
                    <text:list-item>
                      <text:p text:style-name="P26"><text:span text:style-name="T8">Design: </text:span><text:span text:style-name="T7">Adobe Creative Cloud, incl. InDesign, Photoshop. Fluent French &amp; written Spanish</text:span></text:p>
                    </text:list-item>
                  </text:list>
                </table:table-cell>
              </table:table-row>
            </table:table>
            <text:p text:style-name="P24"/>
          </table:table-cell>
        </table:table-row>
      </table:table>
      <text:p text:style-name="P3"/>
      <text:p text:style-name="P15">Education</text:p>
      <text:p text:style-name="P5"/>
      <text:p text:style-name="P8">M.A. <text:tab/> 2015. Sociology, focus : quantitative data analysis. University of New Mexico </text:p>
      <text:p text:style-name="P1"/>
      <text:p text:style-name="P8">B.A. <text:tab/> 2001. History (Cum laude). <text:s/>University of New Mexico; Minor: French </text:p>
      <text:p text:style-name="P4"/>
      <text:p text:style-name="P14">Employment</text:p>
      <text:p text:style-name="P6"><text:s/></text:p>
      <text:p text:style-name="P8">App Developer<text:tab/> July 2017 - <text:s/>Jan. 2018, Xpansiv Data Systems, Albuquerque, NM (San Francisco, CA) </text:p>
      <text:p text:style-name="P8"/>
      <text:p text:style-name="P8">Teaching Assistant <text:tab/> Fall 2016, Département de Sociologie, l’Université de Montréal, Québec</text:p>
      <text:p text:style-name="P8"/>
      <text:p text:style-name="P8">Program Evaluator<text:tab/> Jan. 2016 - May 2016, Pivot Evaluation, Albuquerque, NM </text:p>
      <text:p text:style-name="P8"/>
      <text:p text:style-name="P8">Website Manager<text:tab/> Jan. 2014 – Dec. 2015, Sociology Department, UNM, Albuquerque, NM</text:p>
      <text:p text:style-name="P8"/>
      <text:p text:style-name="P9"><text:span text:style-name="T2">Research Assistant <text:tab/> Fall 2013 - Spr. 2014, Statistical Analysis Center, UNM, Albuquerque,</text:span><text:span text:style-name="T5"> </text:span><text:span text:style-name="T2">NM<text:line-break/></text:span></text:p>
      <text:p text:style-name="P8">Retail Co-Manager<text:tab/> April 2008 - Dec. 2012, Plaza Primorosa Boutique, Albuquerque, NM</text:p>
      <text:p text:style-name="P7"/>
      <text:p text:style-name="P16">Achievements</text:p>
      <text:p text:style-name="P10"/>
      <text:p text:style-name="P19">Conference Presenter 2016 American Sociological Association (ASA) Annual Conference in Seattle, WA, August 21, 2016; <text:s/>2015 ASA Annual Conference in Chicago, IL, August, 2015. <text:s text:c="3"/></text:p>
      <text:p text:style-name="P17"/>
      <text:p text:style-name="P20">Certification <text:tab/>Web Development Certificate, CNM (in progress), Collaborative Institutional Training Initiative (CITI) Certification, 2015. <text:s/>Test Fran<text:span text:style-name="T15">ç</text:span>ais International, 2016.</text:p>
      <text:p text:style-name="P2"/>
      <text:p text:style-name="P18"><text:span text:style-name="T2">Service Volunteering <text:tab/>Speech &amp; Debate Tournament Judge, 2017-18. <text:s/>Secretary, GPSA Representative UNM Dept. of Sociology Graduate Assoc.</text:span><text:span text:style-name="T6"> </text:span><text:span text:style-name="T2">2013-15. <text:s/>Web Consultant, pro bono, American Sociology Assoc. (ASA), 2016. Webmaster pro bono, Giftgivers Anonymous, 2013-1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Helvetica Neue" svg:font-family="'Helvetica Neue', Helvetica, Arial, 'Liberation Sans', Roboto, Noto, sans-serif"/>
    <style:font-face style:name="Mangal1" svg:font-family="Mangal"/>
    <style:font-face style:name="OpenSymbol" svg:font-family="OpenSymbol"/>
    <style:font-face style:name="Gill Sans MT1" svg:font-family="'Gill Sans MT'" style:font-family-generic="swiss"/>
    <style:font-face style:name="Helvetica Neue1" svg:font-family="'Helvetica Neue', Helvetica, Arial, 'Liberation Sans', Roboto, Noto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Georgia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CA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5-14T17:12:55.14</dc:date>
    <dc:creator>Thomas Maestas</dc:creator>
    <meta:generator>OpenOffice/4.1.5$Win32 OpenOffice.org_project/415m1$Build-9789</meta:generator>
    <meta:editing-duration>P1DT9H57M25S</meta:editing-duration>
    <meta:editing-cycles>41</meta:editing-cycles>
    <meta:document-statistic meta:table-count="2" meta:image-count="0" meta:object-count="0" meta:page-count="1" meta:paragraph-count="27" meta:word-count="335" meta:character-count="2436"/>
  </office:meta>
</office:document-meta>
</file>